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9E200001C1E529CCE3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onnées du site de l'agence Hellenic</text:p>
      <text:p text:style-name="Standard"/>
      <text:p text:style-name="Standard"><draw:frame draw:style-name="fr1" draw:name="images1" text:anchor-type="paragraph" svg:x="1.09cm" svg:y="0.9cm" svg:width="14.818cm" svg:height="7.198cm" draw:z-index="0"><draw:image xlink:href="Pictures/20000007000039E200001C1E529CCE3B.svm" xlink:type="simple" xlink:show="embed" xlink:actuate="onLoad"/></draw:frame></text:p>
      <text:p text:style-name="Standard"/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CREATION DE LA BASE </text:p>
      <text:p text:style-name="Standard">-------------------------------------------------------------------------------</text:p>
      <text:p text:style-name="Standard"/>
      <text:p text:style-name="Standard">CREATE DATABASE MLR1;</text:p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TABLE : REGION</text:p>
      <text:p text:style-name="Standard">-------------------------------------------------------------------------------</text:p>
      <text:p text:style-name="Standard"/>
      <text:p text:style-name="Standard">CREATE TABLE REGION (</text:p>
      <text:p text:style-name="Standard"><text:tab/>IDREG char(32) NOT NULL,</text:p>
      <text:p text:style-name="Standard"><text:tab/>NOMREG char(32) NULL,</text:p>
      <text:p text:style-name="Standard"><text:tab/>CONSTRAINT PK_REGION PRIMARY KEY (IDREG) );</text:p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TABLE : TERRAIN</text:p>
      <text:p text:style-name="Standard">-------------------------------------------------------------------------------</text:p>
      <text:p text:style-name="Standard"/>
      <text:p text:style-name="Standard">CREATE TABLE TERRAIN (</text:p>
      <text:p text:style-name="Standard"><text:tab/>REF char(32) NOT NULL,</text:p>
      <text:p text:style-name="Standard"><text:tab/>PRIX char(32) NULl,</text:p>
      <text:p text:style-name="Standard"><text:tab/>DESCRIPTION char(32) NULL,</text:p>
      <text:p text:style-name="Standard"><text:tab/>ADRESSE char(32) NULL,</text:p>
      <text:p text:style-name="Standard"><text:tab/>SURFACE char(32) NULL,</text:p>
      <text:p text:style-name="Standard"><text:tab/>CONSTRAINT PK_TERRAIN PRIMARY KEY (REF) 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</text:p>
      <text:p text:style-name="Standard">-- <text:s text:c="6"/>TABLE : BIEN</text:p>
      <text:p text:style-name="Standard">-------------------------------------------------------------------------------</text:p>
      <text:p text:style-name="Standard"/>
      <text:p text:style-name="Standard">CREATE TABLE BIEN (</text:p>
      <text:p text:style-name="Standard"><text:tab/>REF char(32) NOT NULL,</text:p>
      <text:p text:style-name="Standard"><text:tab/>IDREG char(32) NOT NULL,</text:p>
      <text:p text:style-name="Standard"><text:tab/>PRIX char(32) NULL,</text:p>
      <text:p text:style-name="Standard"><text:tab/>DESCRIPTION char(32) NULL,</text:p>
      <text:p text:style-name="Standard"><text:tab/>ADRESSE char(32) NULL,</text:p>
      <text:p text:style-name="Standard"><text:tab/>SURFACE char(32) NULL,</text:p>
      <text:p text:style-name="Standard"><text:tab/>CONSTRAINT PK_BIEN PRIMARY KEY (REF) );</text:p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INDEX DE LA TABLE BIEN</text:p>
      <text:p text:style-name="Standard">-------------------------------------------------------------------------------</text:p>
      <text:p text:style-name="Standard"/>
      <text:p text:style-name="Standard">CREATE <text:s/>INDEX I_FK_BIEN_REGION</text:p>
      <text:p text:style-name="Standard"><text:tab/>ON BIEN (IDREG) ;</text:p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TABLE : PHOTO</text:p>
      <text:p text:style-name="Standard">-------------------------------------------------------------------------------</text:p>
      <text:p text:style-name="Standard"/>
      <text:p text:style-name="Standard">CREATE TABLE PHOTO (</text:p>
      <text:p text:style-name="Standard"><text:tab/>URLPHOTO char(32) NOT NULL,</text:p>
      <text:p text:style-name="Standard"><text:tab/>REF char(32) NOT NULL,</text:p>
      <text:p text:style-name="Standard"><text:tab/>NOMPHOTO char(32) NULL,</text:p>
      <text:p text:style-name="Standard"><text:tab/>DESCRIPTIONPHOTO char(32) NULL,</text:p>
      <text:p text:style-name="Standard"><text:tab/>CONSTRAINT PK_PHOTO PRIMARY KEY (URLPHOTO) <text:s/>);</text:p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INDEX DE LA TABLE PHOTO</text:p>
      <text:p text:style-name="Standard">-------------------------------------------------------------------------------</text:p>
      <text:p text:style-name="Standard"/>
      <text:p text:style-name="Standard">CREATE <text:s/>INDEX I_FK_PHOTO_BIEN</text:p>
      <text:p text:style-name="Standard"><text:tab/>ON PHOTO (REF) ;</text:p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TABLE : CLIENT</text:p>
      <text:p text:style-name="Standard">-------------------------------------------------------------------------------</text:p>
      <text:p text:style-name="Standard"/>
      <text:p text:style-name="Standard">CREATE TABLE CLIENT (</text:p>
      <text:p text:style-name="Standard"><text:tab/>IDCLI char(32) NOT NULL,</text:p>
      <text:p text:style-name="Standard"><text:tab/>NOMCLI char(32) NULL,</text:p>
      <text:p text:style-name="Standard"><text:tab/>PRENOMCLI char(32) NULL,</text:p>
      <text:p text:style-name="Standard"><text:tab/>ADRESSECLI char(32) NULL,</text:p>
      <text:p text:style-name="Standard"><text:tab/>CONSTRAINT PK_CLIENT PRIMARY KEY (IDCLI) 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</text:p>
      <text:p text:style-name="Standard">-- <text:s text:c="6"/>TABLE : RESERVATION</text:p>
      <text:p text:style-name="Standard">-------------------------------------------------------------------------------</text:p>
      <text:p text:style-name="Standard"/>
      <text:p text:style-name="Standard">CREATE TABLE RESERVATION (</text:p>
      <text:p text:style-name="Standard"><text:tab/>IDRES char(32) NOT NULL,</text:p>
      <text:p text:style-name="Standard"><text:tab/>REF char(32) NOT NULL,</text:p>
      <text:p text:style-name="Standard"><text:tab/>IDCLI char(32) NOT NULL,</text:p>
      <text:p text:style-name="Standard"><text:tab/>DATERES char(32) NULL,</text:p>
      <text:p text:style-name="Standard"><text:tab/>DATEVENTE char(32) NULL,</text:p>
      <text:p text:style-name="Standard"><text:tab/>CONSTRAINT PK_RESERVATION PRIMARY KEY (IDRES) <text:s/>);</text:p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INDEX DE LA TABLE RESERVATION</text:p>
      <text:p text:style-name="Standard">-------------------------------------------------------------------------------</text:p>
      <text:p text:style-name="Standard"/>
      <text:p text:style-name="Standard">CREATE <text:s/>INDEX I_FK_RESERVATION_BIEN</text:p>
      <text:p text:style-name="Standard"><text:tab/>ON RESERVATION (REF) ;</text:p>
      <text:p text:style-name="Standard"/>
      <text:p text:style-name="Standard">CREATE <text:s/>INDEX I_FK_RESERVATION_CLIENT</text:p>
      <text:p text:style-name="Standard"><text:tab/>ON RESERVATION (IDCLI) ;</text:p>
      <text:p text:style-name="Standard"/>
      <text:p text:style-name="Standard"/>
      <text:p text:style-name="Standard">-------------------------------------------------------------------------------</text:p>
      <text:p text:style-name="Standard">-- <text:s text:c="6"/>CREATION DES REFERENCES DE TABLE</text:p>
      <text:p text:style-name="Standard">-------------------------------------------------------------------------------</text:p>
      <text:p text:style-name="Standard"/>
      <text:p text:style-name="Standard">ALTER TABLE IMMOBILIER ADD </text:p>
      <text:p text:style-name="Standard"><text:s text:c="5"/>CONSTRAINT FK_IMMOBILIER_BIEN</text:p>
      <text:p text:style-name="Standard"><text:s text:c="10"/>FOREIGN KEY (REF)</text:p>
      <text:p text:style-name="Standard"><text:s text:c="15"/>REFERENCES BIEN (REF);</text:p>
      <text:p text:style-name="Standard"/>
      <text:p text:style-name="Standard">ALTER TABLE TERRAIN ADD </text:p>
      <text:p text:style-name="Standard"><text:s text:c="5"/>CONSTRAINT FK_TERRAIN_BIEN</text:p>
      <text:p text:style-name="Standard"><text:s text:c="10"/>FOREIGN KEY (REF)</text:p>
      <text:p text:style-name="Standard"><text:s text:c="15"/>REFERENCES BIEN (REF);</text:p>
      <text:p text:style-name="Standard"/>
      <text:p text:style-name="Standard">ALTER TABLE BIEN ADD </text:p>
      <text:p text:style-name="Standard"><text:s text:c="5"/>CONSTRAINT FK_BIEN_REGION</text:p>
      <text:p text:style-name="Standard"><text:s text:c="10"/>FOREIGN KEY (IDREG)</text:p>
      <text:p text:style-name="Standard"><text:s text:c="15"/>REFERENCES REGION (IDREG);</text:p>
      <text:p text:style-name="Standard"/>
      <text:p text:style-name="Standard">ALTER TABLE PHOTO ADD </text:p>
      <text:p text:style-name="Standard"><text:s text:c="5"/>CONSTRAINT FK_PHOTO_BIEN</text:p>
      <text:p text:style-name="Standard"><text:s text:c="10"/>FOREIGN KEY (REF)</text:p>
      <text:p text:style-name="Standard"><text:s text:c="15"/>REFERENCES BIEN (REF);</text:p>
      <text:p text:style-name="Standard"/>
      <text:p text:style-name="Standard">ALTER TABLE RESERVATION ADD </text:p>
      <text:p text:style-name="Standard"><text:s text:c="5"/>CONSTRAINT FK_RESERVATION_BIEN</text:p>
      <text:p text:style-name="Standard"><text:s text:c="10"/>FOREIGN KEY (REF)</text:p>
      <text:p text:style-name="Standard"><text:s text:c="15"/>REFERENCES BIEN (REF);</text:p>
      <text:p text:style-name="Standard"/>
      <text:p text:style-name="Standard">ALTER TABLE RESERVATION ADD </text:p>
      <text:p text:style-name="Standard"><text:s text:c="5"/>CONSTRAINT FK_RESERVATION_CLIENT</text:p>
      <text:p text:style-name="Standard"><text:s text:c="10"/>FOREIGN KEY (IDCLI)</text:p>
      <text:p text:style-name="Standard"><text:s text:c="15"/>REFERENCES CLIENT (IDCLI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32cm" fo:margin-bottom="0.88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5S</meta:editing-duration>
    <meta:editing-cycles>12</meta:editing-cycles>
    <meta:generator>OpenOffice.org/3.4.1$Win32 OpenOffice.org_project/341m1$Build-9593</meta:generator>
    <dc:date>2013-04-10T20:32:30.79</dc:date>
    <meta:document-statistic meta:table-count="0" meta:image-count="1" meta:object-count="0" meta:page-count="3" meta:paragraph-count="105" meta:word-count="334" meta:character-count="4098"/>
    <meta:user-defined meta:name="Info 1"/>
    <meta:user-defined meta:name="Info 2"/>
    <meta:user-defined meta:name="Info 3"/>
    <meta:user-defined meta:name="Info 4"/>
  </office:meta>
</office:document-meta>
</file>